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66pt" style:font-size-asian="57.75pt" style:font-size-complex="66pt"/>
    </style:style>
    <style:style style:name="P2" style:family="paragraph" style:parent-style-name="Standard">
      <style:text-properties fo:font-size="66pt" officeooo:rsid="0005346f" officeooo:paragraph-rsid="0005346f" style:font-size-asian="57.75pt" style:font-size-complex="66pt"/>
    </style:style>
    <style:style style:name="P3" style:family="paragraph" style:parent-style-name="Standard">
      <style:paragraph-properties fo:line-height="200%"/>
      <style:text-properties fo:font-size="20pt" officeooo:rsid="0005346f" officeooo:paragraph-rsid="0005346f" style:font-size-asian="17.5pt" style:font-size-complex="20pt"/>
    </style:style>
    <style:style style:name="P4" style:family="paragraph" style:parent-style-name="Standard">
      <style:paragraph-properties fo:line-height="200%"/>
      <style:text-properties fo:font-size="44pt" officeooo:rsid="0005346f" officeooo:paragraph-rsid="0005346f" style:font-size-asian="38.5pt" style:font-size-complex="4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<text:s text:c="2"/>Jackie Robinson</text:p>
      <text:p text:style-name="P3"/>
      <text:p text:style-name="P3"><text:s text:c="31"/>Christian Jacobsen </text:p>
      <text:p text:style-name="P3"><text:s text:c="39"/>2/18/16 <text:s text:c="4"/></text:p>
      <text:p text:style-name="P4"><text:s text:c="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0:30:45.113132620</meta:creation-date>
    <dc:date>2016-03-03T10:36:58.536613216</dc:date>
    <meta:editing-duration>PT6M3S</meta:editing-duration>
    <meta:editing-cycles>2</meta:editing-cycles>
    <meta:generator>LibreOffice/5.0.2.2$Linux_x86 LibreOffice_project/00m0$Build-2</meta:generator>
    <meta:document-statistic meta:table-count="0" meta:image-count="0" meta:object-count="0" meta:page-count="1" meta:paragraph-count="4" meta:word-count="5" meta:character-count="129" meta:non-whitespace-character-count="38"/>
  </office:meta>
</office:document-meta>
</file>